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MTEAL+Palatino-Roman" svg:font-family="AMTEAL+Palatino-Roman"/>
    <style:font-face style:name="Helvetica" svg:font-family="Helvetica"/>
    <style:font-face style:name="Lucidasans1" svg:font-family="Lucidasans"/>
    <style:font-face style:name="Times" svg:font-family="Times"/>
    <style:font-face style:name="Liberation Serif" svg:font-family="'Liberation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Heading_20_1">
      <style:text-properties style:font-name="Liberation Serif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position="super 58%" fo:font-style="normal" style:text-underline-style="none" style:font-style-asian="normal" style:font-style-complex="normal"/>
    </style:style>
    <style:style style:name="T4" style:family="text">
      <style:text-properties style:font-name-asian="AMTEAL+Palatino-Roman" style:font-name-complex="AMTEAL+Palatino-Roman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font-name-asian="AMTEAL+Palatino-Roman" style:font-style-asian="italic" style:font-name-complex="AMTEAL+Palatino-Roman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style:font-name-asian="AMTEAL+Palatino-Roman" style:font-style-asian="normal" style:font-name-complex="AMTEAL+Palatino-Roman" style:font-style-complex="normal"/>
    </style:style>
    <style:style style:name="T9" style:family="text">
      <style:text-properties fo:font-style="normal" style:font-name-asian="AMTEAL+Palatino-Roman" style:font-style-asian="normal" style:font-name-complex="AMTEAL+Palatino-Roman" style:font-style-complex="normal"/>
    </style:style>
    <style:style style:name="T10" style:family="text">
      <style:text-properties fo:font-size="12pt" style:font-name-asian="AMTEAL+Palatino-Roman" style:font-size-asian="12pt" style:font-name-complex="AMTEAL+Palatino-Roman" style:font-size-complex="12pt"/>
    </style:style>
    <style:style style:name="T11" style:family="text">
      <style:text-properties fo:font-size="12pt" fo:font-style="italic" style:font-name-asian="AMTEAL+Palatino-Roman" style:font-size-asian="12pt" style:font-style-asian="italic" style:font-name-complex="AMTEAL+Palatino-Roman" style:font-size-complex="12pt" style:font-style-complex="italic"/>
    </style:style>
    <style:style style:name="T12" style:family="text">
      <style:text-properties fo:font-size="12pt" fo:font-style="normal" style:text-underline-style="none" style:font-name-asian="AMTEAL+Palatino-Roman" style:font-size-asian="12pt" style:font-style-asian="normal" style:font-name-complex="AMTEAL+Palatino-Roman" style:font-size-complex="12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ibliography</text:h>
      <text:p text:style-name="P1">[1] D. P. Bovet and M. Cesati. <text:span text:style-name="T5">Understanding the Linux Kernel</text:span><text:span text:style-name="T1">. O'Reilly and Associates, Inc., 3</text:span><text:span text:style-name="T2">rd</text:span><text:span text:style-name="T1"> edition, 2005.</text:span></text:p>
      <text:p text:style-name="P1"><text:span text:style-name="T1">[2] C. Benvenuti. </text:span><text:span text:style-name="T5">Understanding Linux Network Internals</text:span><text:span text:style-name="T7">. O'Reilly and Associates, Inc., 2005.</text:span></text:p>
      <text:p text:style-name="P1"><text:span text:style-name="T7">[3] J. Corbet, A. Rubini, and G. Kroah-Hartman. </text:span><text:span text:style-name="T5">Linux Device Drivers</text:span><text:span text:style-name="T7">. O'Reilly and Associates, Inc., 3</text:span><text:span text:style-name="T3">rd</text:span><text:span text:style-name="T7"> edition, 2005.</text:span></text:p>
      <text:p text:style-name="P1"><text:span text:style-name="T1">[4] B. Buchanan, D. Niehaus, G. Dhandapani, R. Menon, S. Sheth, Y.Wijata, and </text:span>S. House. <text:span text:style-name="T1">The Datastream Kernel Interface (Revision A)</text:span>. Technical Report ITTC-FY98-TR-11510-04, Information and Telecommunication Technology <text:span text:style-name="T4">Center, University of Kansas, 1994 June.</text:span></text:p>
      <text:p text:style-name="Text_20_body"><text:span text:style-name="T10">[5] M. Carson and D. Santay. </text:span><text:span text:style-name="T12">NIST Net – A Linux-based Network Emulation Tool</text:span><text:span text:style-name="T10">.</text:span><text:span text:style-name="T11"> Computer Communication Review</text:span><text:span text:style-name="T10">, 2003. </text:span><text:a xlink:type="simple" xlink:href="http://www-x.antd.nist.gov/nistnet/nistnet.pdf"><text:span text:style-name="T10">http://www-x.antd.nist.gov/nistnet/nistnet.pdf</text:span></text:a></text:p>
      <text:p text:style-name="P1"><text:span text:style-name="T4">[6] T. Aswathanarayana, V. Subramonian, D. Niehaus, and C Gill. Design and Performance of Configurable Endsystem Scheduling Mechanisms. </text:span><text:span text:style-name="T6">IEEE Real-Time and Embedded Technology and Applications Symposium</text:span><text:span text:style-name="T4">, March 2005. </text:span></text:p>
      <text:p text:style-name="P1"><text:span text:style-name="T4">[7] ETTCP. </text:span><text:a xlink:type="simple" xlink:href="http://sourceforge.net/projects/ettcp/"><text:span text:style-name="T4">http://sourceforge.net/projects/ettcp/</text:span></text:a><text:span text:style-name="T4">.</text:span></text:p>
      <text:p text:style-name="P1"><text:span text:style-name="T4">[8] H. Subramani</text:span><text:span text:style-name="T8">an. Systems Performance Evaluation Methods for Distributed Systems Using Datastreams. </text:span><text:span text:style-name="T4">Master’s thesis, University of Kansas, 2005.</text:span></text:p>
      <text:p text:style-name="P1"><text:span text:style-name="T4">[9] L. Torvalds et al. The Linux Kernel Archives. </text:span><text:a xlink:type="simple" xlink:href="http://www.kernel.org/"><text:span text:style-name="T4">http://www.kernel.org/</text:span></text:a></text:p>
      <text:p text:style-name="P1"><text:span text:style-name="T4">[10] D. L. Mills. On the Accuracy and Stability of Clocks Synchronized by the Network Time Protocol in the Internet System. </text:span><text:span text:style-name="T6">Computer Communication Review</text:span><text:span text:style-name="T9">, 20(1):65-75, 1990.</text:span></text:p>
      <text:p text:style-name="P1"><text:span text:style-name="T9">[11] R. Jonkman, D. Niehaus, J. Evans, and V. Frost. NetSpec: A Network Performance Evaluation Tool. Technical Report ITTC-FY98-TR-10980-28, Information and Telecommunication Technology Center, University of Kansas, December 1998.</text:span></text:p>
      <text:p text:style-name="P1"><text:span text:style-name="T9">[12] S. Rostedt and D. Hart. Internals of the RT Patch. </text:span><text:span text:style-name="T6">Proceedings of the Linux Symposium,</text:span><text:span text:style-name="T9"> 161-172, June 200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MTEAL+Palatino-Roman" svg:font-family="AMTEAL+Palatino-Roman"/>
    <style:font-face style:name="Helvetica" svg:font-family="Helvetica"/>
    <style:font-face style:name="Lucidasans1" svg:font-family="Lucidasans"/>
    <style:font-face style:name="Times" svg:font-family="Times"/>
    <style:font-face style:name="Liberation Serif" svg:font-family="'Liberation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oie</meta:initial-creator>
    <meta:creation-date>2007-10-21T11:00:08</meta:creation-date>
    <dc:creator>boie</dc:creator>
    <dc:date>2007-10-21T11:41:03</dc:date>
    <meta:editing-cycles>1</meta:editing-cycles>
    <meta:editing-duration>PT2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57" meta:character-count="1753"/>
  </office:meta>
</office:document-meta>
</file>